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4.41pt"/>
    </style:style>
    <style:style style:name="co2" style:family="table-column">
      <style:table-column-properties fo:break-before="auto" style:column-width="369.0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37.65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122.2pt"/>
    </style:style>
    <style:style style:name="co9" style:family="table-column">
      <style:table-column-properties fo:break-before="auto" style:column-width="98.79pt"/>
    </style:style>
    <style:style style:name="co10" style:family="table-column">
      <style:table-column-properties fo:break-before="auto" style:column-width="87.45pt"/>
    </style:style>
    <style:style style:name="co11" style:family="table-column">
      <style:table-column-properties fo:break-before="auto" style:column-width="41.9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106.5pt"/>
    </style:style>
    <style:style style:name="co14" style:family="table-column">
      <style:table-column-properties fo:break-before="auto" style:column-width="50.4pt"/>
    </style:style>
    <style:style style:name="co15" style:family="table-column">
      <style:table-column-properties fo:break-before="auto" style:column-width="101.91pt"/>
    </style:style>
    <style:style style:name="co16" style:family="table-column">
      <style:table-column-properties fo:break-before="auto" style:column-width="204.55pt"/>
    </style:style>
    <style:style style:name="co17" style:family="table-column">
      <style:table-column-properties fo:break-before="auto" style:column-width="199.9pt"/>
    </style:style>
    <style:style style:name="co18" style:family="table-column">
      <style:table-column-properties fo:break-before="auto" style:column-width="191.4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02.19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90.99pt" fo:break-before="auto" style:use-optimal-row-height="true"/>
    </style:style>
    <style:style style:name="ro7" style:family="table-row">
      <style:table-row-properties style:row-height="68.66pt" fo:break-before="auto" style:use-optimal-row-height="true"/>
    </style:style>
    <style:style style:name="ro8" style:family="table-row">
      <style:table-row-properties style:row-height="57.46pt" fo:break-before="auto" style:use-optimal-row-height="true"/>
    </style:style>
    <style:style style:name="ro9" style:family="table-row">
      <style:table-row-properties style:row-height="35.04pt" fo:break-before="auto" style:use-optimal-row-height="true"/>
    </style:style>
    <style:style style:name="ro10" style:family="table-row">
      <style:table-row-properties style:row-height="88.0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1aca6"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wrap-option="wrap" fo:border="0.06pt solid #000000" style:vertical-align="top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finitions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onnectivity Protocol Users</text:p>
          </table:table-cell>
          <table:covered-table-cell table:style-name="ce5"/>
          <table:table-cell table:number-columns-repeated="2"/>
        </table:table-row>
        <table:table-row table:style-name="ro2">
          <table:table-cell table:style-name="ce2" office:value-type="string" calcext:value-type="string">
            <text:p>Criteria</text:p>
          </table:table-cell>
          <table:table-cell table:style-name="ce2" office:value-type="string" calcext:value-type="string">
            <text:p>Definiti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fine your need</text:p>
          </table:table-cell>
          <table:table-cell office:value-type="string" calcext:value-type="string">
            <text:p>- Defining your need helps you in selecting a protocol that offers the right amount of compromise between you desired criteria.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ge</text:p>
          </table:table-cell>
          <table:table-cell table:style-name="ce7" office:value-type="string" calcext:value-type="string">
            <text:p>- Range defines the physical distance at which a protocol can offer connectivity.</text:p>
            <text:p>- If you want to build a citywide network, you need a solution that has the longest range.</text:p>
            <text:p>- If you want a room base network, you need a solution that offers a shorter range.</text:p>
            <text:p>- Longer range generally comes at the cost of power consumption and data rate.</text:p>
            <text:p>This is not always the case, however. There certain exceptions, as we will see later. If a protocol supports mesh networking, you can create a long range</text:p>
            <text:p>network even if the range of each individual device is short. 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ata Rate</text:p>
          </table:table-cell>
          <table:table-cell office:value-type="string" calcext:value-type="string">
            <text:p>- Data rate is the amount of data,</text:p>
            <text:p>the protocol will allow you to transfer in one second.</text:p>
            <text:p>- Generally, you want to choose a protocol that offers data rate close</text:p>
            <text:p>to your needs as higher data rates means more power consumption. 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Power Consumption</text:p>
          </table:table-cell>
          <table:table-cell table:style-name="ce8" office:value-type="string" calcext:value-type="string">
            <text:p>- If your device is battery powered, you would want to choose the protocol that has the lowest power consumption.</text:p>
            <text:p>- If your device is directly connected to the power grid, this might not be an issue at all.</text:p>
            <text:p>- Remote devices are generally battery powered and require a solution that has the lowest power consumption. </text:p>
            <text:p>- Power consumption is a very important factor in deciding</text:p>
            <text:p>a connectivity solution. 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Cost</text:p>
          </table:table-cell>
          <table:table-cell table:style-name="ce8" office:value-type="string" calcext:value-type="string">
            <text:p>- Cost in terms of dollars defines how much the addition of a certain module will cost.</text:p>
            <text:p>- Cost per dollar is a factor, if you are going to mass deploy a large set of devices or if you aim at commercial productio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plexity</text:p>
          </table:table-cell>
          <table:table-cell table:style-name="ce8" office:value-type="string" calcext:value-type="string">
            <text:p>- Complexity is defined here in terms of time and resources that are required to make the protocol functional in your design. </text:p>
          </table:table-cell>
          <table:table-cell table:number-columns-repeated="2"/>
        </table:table-row>
        <table:table-row table:style-name="ro2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2" table:number-rows-spanned="1">
            <text:p>M2M Communication Protocol</text:p>
          </table:table-cell>
          <table:covered-table-cell table:style-name="ce5"/>
          <table:table-cell table:number-columns-repeated="2"/>
        </table:table-row>
        <table:table-row table:style-name="ro2">
          <table:table-cell table:style-name="ce2" office:value-type="string" calcext:value-type="string">
            <text:p>Criteria</text:p>
          </table:table-cell>
          <table:table-cell table:style-name="ce2" office:value-type="string" calcext:value-type="string">
            <text:p>Definiti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eployment Scenario</text:p>
          </table:table-cell>
          <table:table-cell office:value-type="string" calcext:value-type="string">
            <text:p>- The Deployment Scenario is one of the most important factors to look into.</text:p>
            <text:p>- In what kind of scenario will a protocol be deployed?</text:p>
            <text:p>- Would be a real-time system, telemetry, security, messaging?</text:p>
            <text:p>- What kind of connection will be provided?</text:p>
            <text:p>- Is it a low power lossy network or a high throughput always on setup?</text:p>
            <text:p>- All of these cases require different features from the communication protocol.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Security</text:p>
          </table:table-cell>
          <table:table-cell office:value-type="string" calcext:value-type="string">
            <text:p>-You need to determine what kind of security you need and</text:p>
            <text:p>then look into whether it is provided or not by your candidate protocols.</text:p>
            <text:p>- With the current emergence of malware and data breaches,</text:p>
            <text:p>it's very important to not only project data at rest, but also data in motion and</text:p>
            <text:p>this means the data that would be carried by the protocol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ommunication Paradigm</text:p>
          </table:table-cell>
          <table:table-cell office:value-type="string" calcext:value-type="string">
            <text:p>- If your link layer connectivity product goal is mesh-based. Meaning, there is no primary gateway or broker. It make sense to use an application layer,</text:p>
            <text:p>communication protocol that has the same feature.</text:p>
            <text:p>- A protocol which offers direct client to client communication</text:p>
            <text:p>without a central server. On the contrary, if you need to aggregate data from multiple sensors,</text:p>
            <text:p>- It's better to use a protocol that has a broker or central server. In this case, there is by default, only one data point, the broker from which all the information can be collected and processed. 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Payload Format</text:p>
          </table:table-cell>
          <table:table-cell office:value-type="string" calcext:value-type="string">
            <text:p>- The cyber-physical system rarely works on its own. Generally, it is part of a larger system, such as a control or monitoring system. In this case, design time and complexity can be reduced by using a protocol that supports the payload format of the rest of the system.</text:p>
            <text:p>- Web connected system should utilize communication protocols that support web related formats, such as HDML, XML, even JSON or JavaScript object notation. Strictly, machine to machine systems should utilize protocols</text:p>
            <text:p>that provide support for JSON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Compatibility with Existing Installations</text:p>
          </table:table-cell>
          <table:table-cell office:value-type="string" calcext:value-type="string">
            <text:p>- It is important to know what kind of protocols and systems are in use at</text:p>
            <text:p>the moment in the environment in which your system will be installed.</text:p>
            <text:p>- This should be the primary guideline for your decision unless there are severe</text:p>
            <text:p>limitations in the current systems that are going to be fixed with the new one. 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QoS</text:p>
          </table:table-cell>
          <table:table-cell office:value-type="string" calcext:value-type="string">
            <text:p>- Critical systems require strong quality of service.</text:p>
            <text:p>- Some protocols offer built-in quality of service features.</text:p>
            <text:p>- Some protocols do not, but rely on low layer protocols to provide them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Communication Performance</text:p>
          </table:table-cell>
          <table:table-cell office:value-type="string" calcext:value-type="string">
            <text:p>- Speed, throughput, cashing, complexity and quality of service are all factors of performance.</text:p>
            <text:p>- How fast are the connections established?</text:p>
            <text:p>- How much throughput can the protocol provide?</text:p>
            <text:p>- Does it for a cashing and resending?</text:p>
            <text:p>- What is the communication complexity and how is quality of service handled?</text:p>
            <text:p>- All of these provide a measure of the communication performance of the protocol. </text:p>
          </table:table-cell>
          <table:table-cell table:number-columns-repeated="2"/>
        </table:table-row>
      </table:table>
      <table:table table:name="Connectivity" table:style-name="ta1"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3" table:number-columns-repeated="2" table:default-cell-style-name="ce10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onnectivity Protocol Users</text:p>
          </table:table-cell>
          <table:covered-table-cell table:style-name="ce5"/>
          <table:covered-table-cell table:number-columns-repeated="4" table:style-name="Default"/>
          <table:table-cell table:number-columns-repeated="2"/>
        </table:table-row>
        <table:table-row table:style-name="ro2">
          <table:table-cell table:style-name="ce9" office:value-type="string" calcext:value-type="string">
            <text:p>Protocol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Data Rate</text:p>
          </table:table-cell>
          <table:table-cell table:style-name="ce9" office:value-type="string" calcext:value-type="string">
            <text:p>Power Consumption</text:p>
          </table:table-cell>
          <table:table-cell table:style-name="ce9" office:value-type="string" calcext:value-type="string">
            <text:p>Cost</text:p>
          </table:table-cell>
          <table:table-cell table:style-name="ce9" office:value-type="string" calcext:value-type="string">
            <text:p>Complex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SM/Cellular</text:p>
          </table:table-cell>
          <table:table-cell office:value-type="string" calcext:value-type="string">
            <office:annotation draw:style-name="gr1" draw:text-style-name="P2" svg:width="82.18pt" svg:height="51pt" svg:x="208.89pt" svg:y="0pt" draw:caption-point-x="-17.29pt" draw:caption-point-y="28.06pt">
              <dc:date>2020-12-23T00:00:00</dc:date>
              <text:p text:style-name="P1">Several km</text:p>
            </office:annotation>
            <text:p>Long</text:p>
          </table:table-cell>
          <table:table-cell office:value-type="string" calcext:value-type="string">
            <office:annotation draw:style-name="gr1" draw:text-style-name="P2" svg:width="82.18pt" svg:height="51pt" svg:x="277.85pt" svg:y="0pt" draw:caption-point-x="-17.29pt" draw:caption-point-y="28.06pt">
              <dc:date>2020-12-23T00:00:00</dc:date>
              <text:p text:style-name="P1">Starting from a few KB/s (Edge) to several MB/s (4G LTE) </text:p>
            </office:annotation>
            <text:p>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2">
          <table:table-cell office:value-type="string" calcext:value-type="string">
            <office:annotation draw:style-name="gr2" draw:text-style-name="P2" svg:width="82.18pt" svg:height="95.27pt" svg:x="154.63pt" svg:y="0pt" draw:caption-point-x="-17.29pt" draw:caption-point-y="40.88pt">
              <dc:date>2020-12-23T00:00:00</dc:date>
              <text:p text:style-name="P1"><text:s/>LPWANs: Low-Power Wide-Area Networks.</text:p>
              <text:p text:style-name="P1"><text:span text:style-name="T1">Use Case: </text:span><text:span text:style-name="T1">Remote </text:span><text:span text:style-name="T1">monitoring, </text:span><text:span text:style-name="T1">Sensing</text:span></text:p>
              <text:p text:style-name="P1"/>
            </office:annotation>
            <text:p>LPWAN SigFox</text:p>
          </table:table-cell>
          <table:table-cell office:value-type="string" calcext:value-type="string">
            <text:p>Long</text:p>
          </table:table-cell>
          <table:table-cell table:number-columns-repeated="2" office:value-type="string" calcext:value-type="string">
            <text:p>Very Low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2">
          <table:table-cell office:value-type="string" calcext:value-type="string">
            <office:annotation draw:style-name="gr3" draw:text-style-name="P2" svg:width="82.18pt" svg:height="84.08pt" svg:x="154.63pt" svg:y="12.78pt" draw:caption-point-x="-17.29pt" draw:caption-point-y="40.88pt">
              <dc:date>2020-12-23T00:00:00</dc:date>
              <text:p text:style-name="P1">LoRa, Long Range Wireless Data Telemetry.</text:p>
              <text:p text:style-name="P1">Use Case: Remote monitoring, Sensing</text:p>
            </office:annotation>
            <text:p><text:span text:style-name="T2">LPWAN </text:span>LoRA</text:p>
          </table:table-cell>
          <table:table-cell office:value-type="string" calcext:value-type="string">
            <text:p>Long</text:p>
          </table:table-cell>
          <table:table-cell table:number-columns-repeated="2" office:value-type="string" calcext:value-type="string">
            <text:p>Very Low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tooth</text:p>
          </table:table-cell>
          <table:table-cell office:value-type="string" calcext:value-type="string">
            <office:annotation draw:style-name="gr1" draw:text-style-name="P2" svg:width="82.18pt" svg:height="51pt" svg:x="208.89pt" svg:y="23.67pt" draw:caption-point-x="-17.29pt" draw:caption-point-y="42.8pt">
              <dc:date>2020-12-23T00:00:00</dc:date>
              <text:p text:style-name="P1">Several meters: </text:p>
              <text:p text:style-name="P1">&lt; 100m</text:p>
            </office:annotation>
            <text:p>Shor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E – Bluetooth Low Energy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gBee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FC</text:p>
          </table:table-cell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Very Cheap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2">
          <table:table-cell office:value-type="string" calcext:value-type="string">
            <office:annotation draw:style-name="gr1" draw:text-style-name="P2" svg:width="82.18pt" svg:height="51pt" svg:x="154.63pt" svg:y="74.86pt" draw:caption-point-x="-17.29pt" draw:caption-point-y="42.8pt">
              <dc:date>2020-12-23T00:00:00</dc:date>
              <text:p text:style-name="P1">use only for sensing or</text:p>
              <text:p text:style-name="P1">tagging</text:p>
            </office:annotation>
            <text:p>RFID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office:annotation draw:style-name="gr1" draw:text-style-name="P2" svg:width="82.18pt" svg:height="51pt" svg:x="277.85pt" svg:y="74.86pt" draw:caption-point-x="-17.29pt" draw:caption-point-y="42.8pt">
              <dc:date>2020-12-23T00:00:00</dc:date>
              <text:p text:style-name="P1">very low storage capacity on each node,</text:p>
            </office:annotation>
            <text:p>Low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Very Cheap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Fi</text:p>
          </table:table-cell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thernet</text:p>
          </table:table-cell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5" table:number-columns-repeated="5"/>
          <table:table-cell table:number-columns-repeated="2"/>
        </table:table-row>
        <table:table-row table:style-name="ro2" table:number-rows-repeated="3">
          <table:table-cell table:style-name="Default"/>
          <table:table-cell table:style-name="ce5" table:number-columns-repeated="5"/>
          <table:table-cell/>
          <table:table-cell table:style-name="ce5"/>
        </table:table-row>
        <table:table-row table:style-name="ro4">
          <table:table-cell table:style-name="Default" office:value-type="string" calcext:value-type="string">
            <text:p><text:span text:style-name="T2">Expensive: &gt; $10</text:span></text:p>
            <text:p><text:span text:style-name="T2">Cheap:  $2 – $10</text:span></text:p>
            <text:p>Very Cheap:  a few cents</text:p>
            <text:p/>
            <text:p>If your need is only a sensing solution, you can go with LoRa or ZigBee.</text:p>
            <text:p>If it's identification only, you can use NFC, which is even cheaper.</text:p>
            <text:p>If your systems require high data rates and are stationary, use Ethernet.</text:p>
            <text:p>The cost will depend on the needs of the system. </text:p>
            <text:p/>
          </table:table-cell>
          <table:table-cell table:style-name="ce5" table:number-columns-repeated="5"/>
          <table:table-cell table:number-columns-repeated="2"/>
        </table:table-row>
      </table:table>
      <table:table table:name="Communication" table:style-name="ta1">
        <table:table-column table:style-name="co9" table:default-cell-style-name="ce12"/>
        <table:table-column table:style-name="co10" table:default-cell-style-name="ce13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row table:style-name="ro1">
          <table:table-cell table:style-name="ce4" office:value-type="string" calcext:value-type="string" table:number-columns-spanned="10" table:number-rows-spanned="1">
            <text:p>M2M Communication Protocol</text:p>
          </table:table-cell>
          <table:covered-table-cell table:number-columns-repeated="9" table:style-name="Default"/>
        </table:table-row>
        <table:table-row table:style-name="ro9">
          <table:table-cell table:style-name="ce11" office:value-type="string" calcext:value-type="string">
            <text:p>Protocol</text:p>
          </table:table-cell>
          <table:table-cell table:style-name="ce11" office:value-type="string" calcext:value-type="string">
            <text:p>Deployment Scenario</text:p>
          </table:table-cell>
          <table:table-cell table:style-name="ce11" office:value-type="string" calcext:value-type="string">
            <text:p>Security</text:p>
          </table:table-cell>
          <table:table-cell table:style-name="ce11" office:value-type="string" calcext:value-type="string">
            <text:p>Payload Format</text:p>
          </table:table-cell>
          <table:table-cell table:style-name="ce11" office:value-type="string" calcext:value-type="string">
            <text:p>Compatibility with Existing Installations</text:p>
          </table:table-cell>
          <table:table-cell table:style-name="ce2" office:value-type="string" calcext:value-type="string">
            <text:p>QoS</text:p>
          </table:table-cell>
          <table:table-cell table:style-name="ce11" office:value-type="string" calcext:value-type="string">
            <text:p>Communication Performance</text:p>
          </table:table-cell>
          <table:table-cell table:style-name="ce11" office:value-type="string" calcext:value-type="string">
            <text:p>Use Case</text:p>
          </table:table-cell>
          <table:table-cell table:style-name="ce11" office:value-type="string" calcext:value-type="string">
            <text:p>Advantages</text:p>
          </table:table-cell>
          <table:table-cell table:style-name="ce11" office:value-type="string" calcext:value-type="string">
            <text:p>Disadvantages</text:p>
          </table:table-cell>
        </table:table-row>
        <table:table-row table:style-name="ro7">
          <table:table-cell office:value-type="string" calcext:value-type="string">
            <text:p>HTTP</text:p>
          </table:table-cell>
          <table:table-cell office:value-type="string" calcext:value-type="string">
            <text:p>Web Connectivity</text:p>
          </table:table-cell>
          <table:table-cell office:value-type="string" calcext:value-type="string">
            <text:p>HTTPS</text:p>
          </table:table-cell>
          <table:table-cell table:style-name="ce13" office:value-type="string" calcext:value-type="string">
            <text:p>High Flexible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Low</text:p>
          </table:table-cell>
          <table:table-cell table:style-name="ce7" office:value-type="string" calcext:value-type="string">
            <text:p>- When web compatibility is important.</text:p>
            <text:p>- Easy developer resources avaiable.</text:p>
            <text:p>- Performance in terms of processing power is not concern.</text:p>
            <text:p>- Easy integration into existing solutions.</text:p>
            <text:p>- Cloud/Big Data/Analytics etc.</text:p>
          </table:table-cell>
          <table:table-cell office:value-type="string" calcext:value-type="string">
            <text:p>- it was designed for always on always reliable connectivity platforms.</text:p>
            <text:p>- it offers the highest level of flexibility and ease of integration into current and future cloud systems without any gateways or translations.  </text:p>
          </table:table-cell>
          <table:table-cell office:value-type="string" calcext:value-type="string">
            <text:p><text:span text:style-name="T2">- Offers non-optimal performance</text:span></text:p>
            <text:p>- It is low performance  and high energy consumption.</text:p>
            <text:p>- It is a connection list protocol. So new connections have to be established frequently.</text:p>
          </table:table-cell>
        </table:table-row>
        <table:table-row table:style-name="ro10">
          <table:table-cell office:value-type="string" calcext:value-type="string">
            <text:p>CoAP</text:p>
          </table:table-cell>
          <table:table-cell office:value-type="string" calcext:value-type="string">
            <text:p>Web Connectivity, HTTP Gateway, Multicast scenarios, Device Control</text:p>
          </table:table-cell>
          <table:table-cell office:value-type="string" calcext:value-type="string">
            <text:p>Coap-s</text:p>
          </table:table-cell>
          <table:table-cell office:value-type="string" calcext:value-type="string">
            <text:p>Flexibl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- When web compatibility is important is secondary but performance is important.</text:p>
            <text:p>- Lightweight</text:p>
            <text:p>- Performance in terms of processing power &amp; memory is a concern.</text:p>
            <text:p>- Easy HTTP-CoAP gateway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MQTT</text:p>
          </table:table-cell>
          <table:table-cell office:value-type="string" calcext:value-type="string">
            <text:p>Telemetry large Area Network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lexibl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- Performance First.</text:p>
            <text:p>- Lightweight Deployments.</text:p>
            <text:p>- Low-power lossy networks.</text:p>
            <text:p>- Private network or Security is not an issue.</text:p>
          </table:table-cell>
          <table:table-cell office:value-type="string" calcext:value-type="string">
            <text:p>- Is good for telemetry</text:p>
          </table:table-cell>
          <table:table-cell office:value-type="string" calcext:value-type="string">
            <text:p>The main issue with MQTT is security.</text:p>
            <text:p>It by itself doesn't provide any security features although it can used with</text:p>
            <text:p>lower-level security solutions, such as TLS, transport layer security. </text:p>
          </table:table-cell>
        </table:table-row>
        <table:table-row table:style-name="ro6">
          <table:table-cell office:value-type="string" calcext:value-type="string">
            <text:p>XMPP</text:p>
          </table:table-cell>
          <table:table-cell office:value-type="string" calcext:value-type="string">
            <text:p>Human to Machine Interaction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 Flexible</text:p>
          </table:table-cell>
          <table:table-cell office:value-type="string" calcext:value-type="string">
            <text:p>High (XML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- Security First</text:p>
            <text:p>- Human readbale communications next</text:p>
            <text:p>- Performance is not a concern.</text:p>
            <text:p>- Real-time in human terms</text:p>
            <text:p>- Cities can use XMPP to alert users about traffic changes due to</text:p>
            <text:p>construction work or natural disasters, for example.</text:p>
          </table:table-cell>
          <table:table-cell office:value-type="string" calcext:value-type="string">
            <text:p>- XMPP supports both one to one and group oriented messaging. </text:p>
          </table:table-cell>
          <table:table-cell office:value-type="string" calcext:value-type="string">
            <text:p>- On the downside, it is heavy and not very real-time.</text:p>
          </table:table-cell>
        </table:table-row>
        <table:table-row table:style-name="ro6">
          <table:table-cell office:value-type="string" calcext:value-type="string">
            <text:p>DDS</text:p>
          </table:table-cell>
          <table:table-cell office:value-type="string" calcext:value-type="string">
            <text:p>Highly dependable systems, Vehicle to Vehicle communication, Military deploymen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lexibl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- Security First.</text:p>
            <text:p>- Dependability.</text:p>
            <text:p>- Real-Time Communication.</text:p>
            <text:p>- Scalability.</text:p>
            <text:p>- Performance is not a concern.</text:p>
            <text:p>- This reliability feature is one of the key reasons why DDS is preferred in military applications. </text:p>
          </table:table-cell>
          <table:table-cell office:value-type="string" calcext:value-type="string">
            <text:p>- it is about reliability and performance</text:p>
            <text:p>- Each message will get delivered to its recipient even if the broker, which the recipient is connected to goes offline.</text:p>
            <text:p>- It's very scalable and can easily accommodate growing number of nodes. </text:p>
          </table:table-cell>
          <table:table-cell/>
        </table:table-row>
      </table:table>
      <table:named-expressions/>
      <table:database-ranges>
        <table:database-range table:name="__Anonymous_Sheet_DB__1" table:target-range-address="Connectivity.A2:Connectivity.F12" table:display-filter-buttons="true"/>
        <table:database-range table:name="__Anonymous_Sheet_DB__2" table:target-range-address="Communication.A2:Communication.G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06:07:43.523126984</meta:creation-date>
    <meta:generator>LibreOffice/6.1.5.2$Linux_X86_64 LibreOffice_project/10$Build-2</meta:generator>
    <dc:date>2020-12-23T17:32:00.474900137</dc:date>
    <meta:editing-duration>PT33M58S</meta:editing-duration>
    <meta:editing-cycles>5</meta:editing-cycles>
    <meta:document-statistic meta:table-count="3" meta:cell-count="158" meta:object-count="0"/>
  </office:meta>
</office:document-meta>
</file>